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1">The donation address has changed due to recent unfortunate events. Please wait for a new donation address to be provided before donating.</text:span></text:p>
      <text:p text:style-name="Text_20_body"><text:span text:style-name="T2">Current donation goals:</text:span></text:p>
      <text:list text:style-name="L1">
        <text:list-item>
          <text:p text:style-name="P1">Maintenance for the Tor Exit Nodes, see them here: <text:a xlink:type="simple" xlink:href="https://metrics.torproject.org/rs.html#search/family:970814F267BF3DE9DFF2A0F8D4019F80C68AEE26" office:name=""><text:span text:style-name="Definition">https://metrics.torproject.org/rs.html#search/family:970814F267BF3DE9DFF2A0F8D4019F80C68AEE26</text:span></text:a></text:p>
        </text:list-item>
        <text:list-item>
          <text:p text:style-name="P1">Move the Tor .onion hosting on a different cheaper VPS by April 1st, 2022, and extend hosting for 2 more years.</text:p>
        </text:list-item>
        <text:list-item>
          <text:p text:style-name="P1">Set-up more Tor Exit nodes if funding allows it.</text:p>
        </text:list-item>
        <text:list-item>
          <text:p text:style-name="P1">Open to new suggestions for new possibilities if funding allows it.</text:p>
        </text:list-item>
      </text:list>
      <text:p text:style-name="First_20_paragraph"><text:span text:style-name="T1">Donate anonymously using Monero (XMR):</text:span></text:p>
      <text:p text:style-name="Text_20_body">Here is the address:</text:p>
      <text:list text:style-name="L2">
        <text:list-item>
          <text:p text:style-name="P2"><text:span text:style-name="T2">The donation address has changed due to unfortunate recent events</text:span></text:p>
        </text:list-item>
      </text:list>
      <text:p text:style-name="First_20_paragraph"><text:span text:style-name="T1">Donate using Bitcoin (BTC):</text:span></text:p>
      <text:p text:style-name="Text_20_body">Here are the addresses:</text:p>
      <text:list text:style-name="L3">
        <text:list-item>
          <text:p text:style-name="P3">SegWit address: <text:span text:style-name="T2">The donation address has changed due to unfortunate recent events</text:span></text:p>
        </text:list-item>
        <text:list-item>
          <text:p text:style-name="P3">Legacy address: <text:span text:style-name="T2">The donation address has changed due to unfortunate recent events</text:span></text:p>
        </text:list-item>
      </text:list>
      <text:p text:style-name="First_20_paragraph"><text:span text:style-name="T1">Thank you for any contribution. All donations will be mentioned within this file.</text:span></text:p>
      <text:p text:style-name="Text_20_body">Donations log (UTC date/time):</text:p>
      <text:list text:style-name="L4">
        <text:list-item>
          <text:p text:style-name="P4">2021-02-06 16:48: 0.1 XMR</text:p>
        </text:list-item>
        <text:list-item>
          <text:p text:style-name="P4">2021-03-15 00:09: 1.24869 mBTC</text:p>
        </text:list-item>
        <text:list-item>
          <text:p text:style-name="P4">2021-03-15 08:41: 0.07896 mBTC</text:p>
        </text:list-item>
        <text:list-item>
          <text:p text:style-name="P4">2021-03-31 16:28: 1 XMR (Special thanks for this very generous donation)</text:p>
        </text:list-item>
        <text:list-item>
          <text:p text:style-name="P4">2021-04-03 22:31: 0.5 XMR (Special thanks for this very generous donation)</text:p>
        </text:list-item>
        <text:list-item>
          <text:p text:style-name="P4">2021-05-07 06:22: 0.010433355105 XMR</text:p>
        </text:list-item>
        <text:list-item>
          <text:p text:style-name="P4">2021-06-16 03:05: 0.03 XMR</text:p>
        </text:list-item>
        <text:list-item>
          <text:p text:style-name="P4">2021-06-27 18:39: 0.05 XMR</text:p>
        </text:list-item>
        <text:list-item>
          <text:p text:style-name="P4">2021-07-12 07:24: 0.02 XMR</text:p>
        </text:list-item>
        <text:list-item>
          <text:p text:style-name="P4">2021-07-16 14:31: 0.1 mBTC</text:p>
        </text:list-item>
        <text:list-item>
          <text:p text:style-name="P4">2021-07-20 21:01: 0.058981 XMR</text:p>
        </text:list-item>
        <text:list-item>
          <text:p text:style-name="P4">2021-07-24 15:16: 0.000000000001 XMR</text:p>
        </text:list-item>
        <text:list-item>
          <text:p text:style-name="P4">2021-07-25 02:37: 0.000000000001 XMR</text:p>
        </text:list-item>
        <text:list-item>
          <text:p text:style-name="P4">2021-08-03 00:17: 0.04119191113 XMR</text:p>
        </text:list-item>
        <text:list-item>
          <text:p text:style-name="P4">2021-08-07 15:05: 0.206328241262 XMR</text:p>
        </text:list-item>
        <text:list-item>
          <text:p text:style-name="P4">2021-08-10 11:42: 0.21 mBTC</text:p>
        </text:list-item>
        <text:list-item>
          <text:p text:style-name="P4">2021-08-13 00:25: 0.25 XMR</text:p>
        </text:list-item>
        <text:list-item>
          <text:p text:style-name="P4">2021-08-14 04:58: 0.25588 mBTC</text:p>
        </text:list-item>
        <text:list-item>
          <text:p text:style-name="P4">2021-08-30 17:32: 0.000000000001 XMR</text:p>
        </text:list-item>
        <text:list-item>
          <text:p text:style-name="P4">2021-09-17 14:34: 0.018 XMR</text:p>
        </text:list-item>
        <text:list-item>
          <text:p text:style-name="P4">2021-10-01 06:23: 0.000000002137 XMR</text:p>
        </text:list-item>
        <text:list-item>
          <text:p text:style-name="P4">2021-10-02 19:16: 1 XMR (Special thanks for this very generous donation)</text:p>
        </text:list-item>
        <text:list-item>
          <text:p text:style-name="P4">2021-10-17 15:40: 0.02 XMR</text:p>
        </text:list-item>
        <text:list-item>
          <text:p text:style-name="P4">2021-10-18 16:06: 0.1958 XMR</text:p>
        </text:list-item>
        <text:list-item>
          <text:p text:style-name="P4">2021-11-12 20:42: 0.02 XMR</text:p>
        </text:list-item>
        <text:list-item>
          <text:p text:style-name="P4">2021-11-14 18:28: 0.018 XMR</text:p>
        </text:list-item>
        <text:list-item>
          <text:p text:style-name="P4">2021-12-03 21:38: 0.10134722595 XMR</text:p>
        </text:list-item>
        <text:list-item>
          <text:p text:style-name="P4">2021-12-16 01:16: 1 XMR (Special thanks for this very generous donation)</text:p>
        </text:list-item>
        <text:list-item>
          <text:p text:style-name="P4">2021-12-16 18:06: 0.017 XMR</text:p>
        </text:list-item>
        <text:list-item>
          <text:p text:style-name="P4">2022-01-09 17:54: 0.045918219893 XMR</text:p>
        </text:list-item>
      </text:list>
      <text:p text:style-name="First_20_paragraph">Total Monero donations received: <text:span text:style-name="T1">4.665926880358 XMR</text:span> Total Bitcoin donations received: <text:span text:style-name="T1">1.89353 mBTC</text:span></text:p>
      <text:p text:style-name="Text_20_body">Spendings log (UTC date):</text:p>
      <text:list text:style-name="L5">
        <text:list-item>
          <text:p text:style-name="P5">2021-03-12: 0.08181086 XMR (+fees) for domain anonymousplanet.org (1 year)</text:p>
        </text:list-item>
        <text:list-item>
          <text:p text:style-name="P5">2021-03-16: 1.20179 mBTC (+fees) for domain anonymousplanet.org renewal (extension 3 years totalling 4 years)</text:p>
        </text:list-item>
        <text:list-item>
          <text:p text:style-name="P5">2021-04-01: 0.8317 XMR (+fees) for basic VPS for Tor Mirror hosting</text:p>
        </text:list-item>
        <text:list-item>
          <text:p text:style-name="P5">2021-04-05: 0.99367 mBTC (+fees +exchange from XMR to BTC) for Mail Hosting (1 year)</text:p>
        </text:list-item>
        <text:list-item>
          <text:p text:style-name="P5">2021-04-13: 0.71895 mBTC (+fees +exchange from XMR to BTC) for Mail Hosting (extension to 2 years)</text:p>
        </text:list-item>
        <text:list-item>
          <text:p text:style-name="P5">2021-04-25: 0.02892 mBTC (Wallet to Wallet transfer fee)</text:p>
        </text:list-item>
        <text:list-item>
          <text:p text:style-name="P5">2021-07-13: 0.78463 mBTC (+fees +exchange from BTC to XMR) for consoliation</text:p>
        </text:list-item>
        <text:list-item>
          <text:p text:style-name="P5">2021-07-13: 0.067261698061 XMR (+fees) for a Tor Exit Node (01) Hosting (3 months)</text:p>
        </text:list-item>
        <text:list-item>
          <text:p text:style-name="P5">2021-07-15: 0.151959953047 XMR (+fees) for a Tor Exit Node (02) Hosting (6 months)</text:p>
        </text:list-item>
        <text:list-item>
          <text:p text:style-name="P5">2021-08-16: 0.253331471239 XMR (+fees) for a Tor Exit Node (03) Hosting (12 months)</text:p>
        </text:list-item>
        <text:list-item>
          <text:p text:style-name="P5">2021-08-18: AtomicSwap conversion from remaining mBTC (-0.56588) to XMR (+0.081904862179)</text:p>
        </text:list-item>
        <text:list-item>
          <text:p text:style-name="P5">2021-08-19: 0.0644 XMR (+fees) for Mail Hosting extension</text:p>
        </text:list-item>
        <text:list-item>
          <text:p text:style-name="P5">2021-09-18: 0.246971511836 XMR (+fees) for renewal 1 year of Tor Exit Node 01</text:p>
        </text:list-item>
        <text:list-item>
          <text:p text:style-name="P5">2021-10-04: 0.26954 XMR (+fees) for securing the anonymousplanet.org domain name until 2029</text:p>
        </text:list-item>
        <text:list-item>
          <text:p text:style-name="P5">2021-10-06: 0.236073464623 XMR (+fees) for a Tor Exit Node (04) Hosting (12 months)</text:p>
        </text:list-item>
        <text:list-item>
          <text:p text:style-name="P5">2021-10-18: 0.01952 XMR (+fees) for testing a new VPS hosting provider (Privex.io) for one month</text:p>
        </text:list-item>
        <text:list-item>
          <text:p text:style-name="P5">2021-10-30: 0.240787814495 XMR (+fees) for a Synapse Hosting VPS (12 months) with bots to help grow the community. This is a test program that will be converted into a Tor Exit Node in case of failure</text:p>
        </text:list-item>
        <text:list-item>
          <text:p text:style-name="P5">2022-01-01: 0.28055816111 XMR (+fees) for renewal 1 year of Tor Exit Node 02</text:p>
        </text:list-item>
      </text:list>
      <text:p text:style-name="First_20_paragraph">Total Monero remaining: <text:span text:style-name="T1">1.426042793248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3-24T18:05:50Z</meta:creation-date>
    <dc:date>2022-03-24T18:05:50Z</dc:date>
  </office:meta>
</office:document-meta>
</file>